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3" table:default-cell-style-name="ce5"/>
        <table:table-column table:style-name="co3" table:default-cell-style-name="ce13"/>
        <table:table-column table:style-name="co10" table:default-cell-style-name="ce11"/>
        <table:table-column table:style-name="co11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STO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1">
            <text:p>141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423.123243342969">
            <text:p>423,12 €</text:p>
          </table:table-cell>
          <table:table-cell table:style-name="ce5" table:formula="of:=[.F2]-[.B3]/[.B4]" office:value-type="currency" office:currency="EUR" office:value="423.123243342969">
            <text:p>423,12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289.394667692525">
            <text:p>289,39 €</text:p>
          </table:table-cell>
          <table:table-cell table:formula="of:=[.F3]-[.B3]/[.B4]" office:value-type="currency" office:currency="EUR" office:value="289.394667692525">
            <text:p>289,3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282.717126089111">
            <text:p>282,7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5.7">
            <text:p>5,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22.278384025009">
            <text:p>122,28 €</text:p>
          </table:table-cell>
          <table:table-cell table:style-name="ce14" table:formula="of:=[.F4]-[.B3]/[.B4]" office:value-type="currency" office:currency="EUR" office:value="122.278384025009">
            <text:p>122,2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6.34">
            <text:p>16,3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8.17">
            <text:p>8,17 €</text:p>
          </table:table-cell>
          <table:table-cell table:style-name="ce7"/>
          <table:table-cell table:formula="of:=[.B8]/(1+[.D2])^(1/4)" office:value-type="currency" office:currency="EUR" office:value="8.03296939080811">
            <text:p>8,03 €</text:p>
          </table:table-cell>
          <table:table-cell table:formula="of:=[.B5]/2" office:value-type="currency" office:currency="EUR" office:value="8.17">
            <text:p>8,17 €</text:p>
          </table:table-cell>
          <table:table-cell table:style-name="ce8"/>
          <table:table-cell table:formula="of:=[.E8]/(1+[.D3])^(1/4)" office:value-type="currency" office:currency="EUR" office:value="8.0050605634585">
            <text:p>8,01 €</text:p>
          </table:table-cell>
          <table:table-cell table:formula="of:=[.B5]/2" office:value-type="currency" office:currency="EUR" office:value="8.17">
            <text:p>8,17 €</text:p>
          </table:table-cell>
          <table:table-cell table:style-name="ce9"/>
          <table:table-cell table:formula="of:=[.H8]/(1+[.D4])^(1/4)" office:value-type="currency" office:currency="EUR" office:value="7.97762991265546">
            <text:p>7,9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3.889">
            <text:p>13,89 €</text:p>
          </table:table-cell>
          <table:table-cell office:value-type="percentage" office:value="-0.15">
            <text:p>-15,00%</text:p>
          </table:table-cell>
          <table:table-cell table:formula="of:=[.B9]/(1+[.$D$2])^[.A9]" office:value-type="currency" office:currency="EUR" office:value="12.9803738317757">
            <text:p>12,98 €</text:p>
          </table:table-cell>
          <table:table-cell table:formula="of:=[.B5]*(1+[.F9])" office:value-type="currency" office:currency="EUR" office:value="13.072">
            <text:p>13,07 €</text:p>
          </table:table-cell>
          <table:table-cell office:value-type="percentage" office:value="-0.2">
            <text:p>-20,00%</text:p>
          </table:table-cell>
          <table:table-cell table:formula="of:=[.E9]/(1+[.$D$3])^[.A9]" office:value-type="currency" office:currency="EUR" office:value="12.0479262672811">
            <text:p>12,05 €</text:p>
          </table:table-cell>
          <table:table-cell table:formula="of:=[.B5]*(1+[.I9])" office:value-type="currency" office:currency="EUR" office:value="9.804">
            <text:p>9,80 €</text:p>
          </table:table-cell>
          <table:table-cell office:value-type="percentage" office:value="-0.4">
            <text:p>-40,00%</text:p>
          </table:table-cell>
          <table:table-cell table:formula="of:=[.H9]/(1+[.$D$4])^[.A9]" office:value-type="currency" office:currency="EUR" office:value="8.91272727272727">
            <text:p>8,9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5.97235">
            <text:p>15,97 €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EUR" office:value="13.9508690715346">
            <text:p>13,95 €</text:p>
          </table:table-cell>
          <table:table-cell table:formula="of:=[.E9]*(1+[.F10])" office:value-type="currency" office:currency="EUR" office:value="14.3792">
            <text:p>14,38 €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EUR" office:value="12.2144874599163">
            <text:p>12,21 €</text:p>
          </table:table-cell>
          <table:table-cell table:formula="of:=[.H9]*(1+[.I10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8.10247933884297">
            <text:p>8,1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9.486267">
            <text:p>19,49 €</text:p>
          </table:table-cell>
          <table:table-cell office:value-type="percentage" office:value="0.22">
            <text:p>22,00%</text:p>
          </table:table-cell>
          <table:table-cell table:formula="of:=[.B11]/(1+[.$D$2])^[.A11]" office:value-type="currency" office:currency="EUR" office:value="15.9065983806283">
            <text:p>15,91 €</text:p>
          </table:table-cell>
          <table:table-cell table:formula="of:=[.E10]*(1+[.F11])" office:value-type="currency" office:currency="EUR" office:value="17.111248">
            <text:p>17,11 €</text:p>
          </table:table-cell>
          <table:table-cell office:value-type="percentage" office:value="0.19">
            <text:p>19,00%</text:p>
          </table:table-cell>
          <table:table-cell table:formula="of:=[.E11]/(1+[.$D$3])^[.A11]" office:value-type="currency" office:currency="EUR" office:value="13.3965346334566">
            <text:p>13,40 €</text:p>
          </table:table-cell>
          <table:table-cell table:formula="of:=[.H10]*(1+[.I11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7.36589030803907">
            <text:p>7,37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21.82461904">
            <text:p>21,82 €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EUR" office:value="16.6498973703773">
            <text:p>16,65 €</text:p>
          </table:table-cell>
          <table:table-cell table:formula="of:=[.E11]*(1+[.F12])" office:value-type="currency" office:currency="EUR" office:value="18.48014784">
            <text:p>18,48 €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EUR" office:value="13.334799450814">
            <text:p>13,33 €</text:p>
          </table:table-cell>
          <table:table-cell table:formula="of:=[.H11]*(1+[.I12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6.69626391639915">
            <text:p>6,7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4.2253271344">
            <text:p>24,23 €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EUR" office:value="17.2723234402979">
            <text:p>17,27 €</text:p>
          </table:table-cell>
          <table:table-cell table:formula="of:=[.E12]*(1+[.F13])" office:value-type="currency" office:currency="EUR" office:value="19.7737581888">
            <text:p>19,77 €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EUR" office:value="13.1504473846737">
            <text:p>13,15 €</text:p>
          </table:table-cell>
          <table:table-cell table:formula="of:=[.H12]*(1+[.I13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6.08751265127196">
            <text:p>6,0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6.405606576496">
            <text:p>26,41 €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EUR" office:value="17.5951706074063">
            <text:p>17,60 €</text:p>
          </table:table-cell>
          <table:table-cell table:formula="of:=[.E13]*(1+[.F14])" office:value-type="currency" office:currency="EUR" office:value="20.960183680128">
            <text:p>20,96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12.847441684566">
            <text:p>12,85 €</text:p>
          </table:table-cell>
          <table:table-cell table:formula="of:=[.H13]*(1+[.I14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5.53410241024723">
            <text:p>5,53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8.5180551026157">
            <text:p>28,52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17.7596114542045">
            <text:p>17,76 €</text:p>
          </table:table-cell>
          <table:table-cell table:formula="of:=[.E14]*(1+[.F15])" office:value-type="currency" office:currency="EUR" office:value="22.0081928641344">
            <text:p>22,01 €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EUR" office:value="12.4330080818381">
            <text:p>12,43 €</text:p>
          </table:table-cell>
          <table:table-cell table:formula="of:=[.H14]*(1+[.I15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5.03100219113385">
            <text:p>5,0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30.5143189597988">
            <text:p>30,51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17.7596114542045">
            <text:p>17,76 €</text:p>
          </table:table-cell>
          <table:table-cell table:formula="of:=[.E15]*(1+[.F16])" office:value-type="currency" office:currency="EUR" office:value="22.8885205786998">
            <text:p>22,89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11.9173533687664">
            <text:p>11,92 €</text:p>
          </table:table-cell>
          <table:table-cell table:formula="of:=[.H15]*(1+[.I16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4.57363835557622">
            <text:p>4,57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2.3451780973867">
            <text:p>32,35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17.5936337770624">
            <text:p>17,59 €</text:p>
          </table:table-cell>
          <table:table-cell table:formula="of:=[.E16]*(1+[.F17])" office:value-type="currency" office:currency="EUR" office:value="23.8040614018478">
            <text:p>23,80 €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EUR" office:value="11.4230852566978">
            <text:p>11,42 €</text:p>
          </table:table-cell>
          <table:table-cell table:formula="of:=[.H16]*(1+[.I17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4.15785305052384">
            <text:p>4,1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3.962437002256">
            <text:p>33,96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17.2647808092668">
            <text:p>17,26 €</text:p>
          </table:table-cell>
          <table:table-cell table:formula="of:=[.E17]*(1+[.F18])" office:value-type="currency" office:currency="EUR" office:value="24.7562238579217">
            <text:p>24,76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10.9493167437472">
            <text:p>10,95 €</text:p>
          </table:table-cell>
          <table:table-cell table:formula="of:=[.H17]*(1+[.I18])" office:value-type="currency" office:currency="EUR" office:value="9.804">
            <text:p>9,80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3.77986640956713">
            <text:p>3,78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72.765839587566">
            <text:p>172,77 €</text:p>
          </table:table-cell>
          <table:table-cell/>
          <table:table-cell table:style-name="ce8"/>
          <table:table-cell table:formula="of:=SUM([.G8:.G18])" office:value-type="currency" office:currency="EUR" office:value="131.719460895216">
            <text:p>131,72 €</text:p>
          </table:table-cell>
          <table:table-cell/>
          <table:table-cell table:style-name="ce9"/>
          <table:table-cell table:formula="of:=SUM([.J8:.J18])" office:value-type="currency" office:currency="EUR" office:value="68.2189658169841">
            <text:p>68,22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509.436555033841">
            <text:p>509,44 €</text:p>
          </table:table-cell>
          <table:table-cell table:style-name="ce7"/>
          <table:table-cell table:formula="of:=[.B20]/(1+[.D2])^([.A18]+1/2)" office:value-type="currency" office:currency="EUR" office:value="250.357403755403">
            <text:p>250,36 €</text:p>
          </table:table-cell>
          <table:table-cell table:formula="of:=[.E18]*[.D5]" office:value-type="currency" office:currency="EUR" office:value="371.343357868825">
            <text:p>371,34 €</text:p>
          </table:table-cell>
          <table:table-cell table:style-name="ce8"/>
          <table:table-cell table:formula="of:=[.E20]/(1+[.D3])^([.A18]+1/2)" office:value-type="currency" office:currency="EUR" office:value="157.675206797309">
            <text:p>157,68 €</text:p>
          </table:table-cell>
          <table:table-cell table:formula="of:=[.H18]*[.D5]" office:value-type="currency" office:currency="EUR" office:value="147.06">
            <text:p>147,06 €</text:p>
          </table:table-cell>
          <table:table-cell table:style-name="ce9"/>
          <table:table-cell table:formula="of:=[.H20]/(1+[.D4])^([.A18]+1/2)" office:value-type="currency" office:currency="EUR" office:value="54.0594182080247">
            <text:p>54,0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10.07.2022</text:date>, <text:time>15:0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0T15:06:41.46</dc:date>
    <dc:creator>aaa </dc:creator>
    <meta:editing-duration>P2DT23H54M42S</meta:editing-duration>
    <meta:editing-cycles>52</meta:editing-cycles>
    <meta:generator>OpenOffice/4.1.5$Win32 OpenOffice.org_project/415m1$Build-9789</meta:generator>
    <meta:document-statistic meta:table-count="5" meta:cell-count="687" meta:object-count="0"/>
  </office:meta>
</office:document-meta>
</file>